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efJUnitResultFormatter.formatTest( Test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efJUnitResultFormatter.Brief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iefJUnitResultFormatter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efJUnitResultFormatter.endTestSuite( JUnitTest sui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riefJUnitResultFormatter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efJUnitResultFormatter.startTestSuite( JUnitTest su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iefJUnitResultFormatter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iefJUnitResultFormatter.start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efJUnitResultFormatter.addError( Test test , Throwab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efJUnitResultFormatter.formatError( String type , Test test , Throwable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iefJUnitResultFormatter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efJUnitResultFormatter.addFailure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efJUnitResultFormatt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